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Feature</text:p>
          </table:table-cell>
          <table:table-cell table:style-name="ce4" office:value-type="string" calcext:value-type="string">
            <text:p>Librosa</text:p>
          </table:table-cell>
          <table:table-cell table:style-name="ce6" office:value-type="string" calcext:value-type="string">
            <text:p>Essentia</text:p>
          </table:table-cell>
          <table:table-cell table:style-name="ce7" office:value-type="string" calcext:value-type="string">
            <text:p>VAMP</text:p>
          </table:table-cell>
        </table:table-row>
        <table:table-row table:style-name="ro1">
          <table:covered-table-cell table:number-columns-repeated="2" table:style-name="ce1"/>
          <table:table-cell table:style-name="ce4" office:value-type="string" calcext:value-type="string">
            <text:p>librosa.feature</text:p>
          </table:table-cell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plugi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Basic Descriptors</text:p>
          </table:table-cell>
          <table:table-cell table:style-name="ce1" office:value-type="string" calcext:value-type="string">
            <text:p>Audio Waveform</text:p>
          </table:table-cell>
          <table:table-cell table:style-name="ce4" office:value-type="string" calcext:value-type="string">
            <text:p>np.max/np.min ?</text:p>
          </table:table-cell>
          <table:table-cell table:style-name="ce6" office:value-type="string" calcext:value-type="string">
            <text:p>//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Audio Power</text:p>
          </table:table-cell>
          <table:table-cell table:style-name="ce4" office:value-type="string" calcext:value-type="string">
            <text:p>~ <text:a xlink:href="https://librosa.org/doc/main/generated/librosa.feature.rms.html#librosa.feature.rms" xlink:type="simple">rms(y, S)</text:a></text:p>
          </table:table-cell>
          <table:table-cell table:style-name="ce6" office:value-type="string" calcext:value-type="string">
            <text:p><text:a xlink:href="https://essentia.upf.edu/reference/std_InstantPower.html" xlink:type="simple">InstantPower(array)</text:a>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3">
            <text:p>Basic Spectral Descriptors</text:p>
          </table:table-cell>
          <table:table-cell table:style-name="ce1" office:value-type="string" calcext:value-type="string">
            <text:p>Audio Spectral Envelope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~ <text:a xlink:href="https://essentia.upf.edu/reference/std_Envelope.html" xlink:type="simple">Envelope(signal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Audio Spectrum Centroid</text:p>
          </table:table-cell>
          <table:table-cell table:style-name="ce4" office:value-type="string" calcext:value-type="string">
            <text:p><text:a xlink:href="https://librosa.org/doc/main/generated/librosa.feature.spectral_centroid.html#librosa.feature.spectral_centroid" xlink:type="simple">spectral_centroid(y, sr, ...)</text:a></text:p>
          </table:table-cell>
          <table:table-cell table:style-name="ce6" office:value-type="string" calcext:value-type="string">
            <text:p><text:a xlink:href="https://essentia.upf.edu/reference/std_SpectralCentroidTime.html" xlink:type="simple">SpectralCentroidTime(array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Audio Spectrum Spread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~ <text:a xlink:href="https://essentia.upf.edu/reference/std_DistributionShape.html" xlink:type="simple">DistributionShape(centralMoments)</text:a>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2">
            <text:p>Audio Harmonicity</text:p>
          </table:table-cell>
          <table:table-cell table:style-name="ce1" office:value-type="string" calcext:value-type="string">
            <text:p>Harmonic Ratio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Upper Limit of Harmonicity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3">
            <text:p>Other non MPEG-7</text:p>
          </table:table-cell>
          <table:table-cell table:style-name="ce1" office:value-type="string" calcext:value-type="string">
            <text:p>Zero Crossing Rate</text:p>
          </table:table-cell>
          <table:table-cell table:style-name="ce4" office:value-type="string" calcext:value-type="string">
            <text:p><text:a xlink:href="https://librosa.org/doc/main/generated/librosa.feature.zero_crossing_rate.html#librosa.feature.zero_crossing_rate" xlink:type="simple">zero_crossing_rate(y)</text:a></text:p>
          </table:table-cell>
          <table:table-cell table:style-name="ce6" office:value-type="string" calcext:value-type="string">
            <text:p><text:a xlink:href="https://essentia.upf.edu/reference/std_ZeroCrossingRate.html" xlink:type="simple">ZeroCrossingRate(signal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Spectral Roll off Freq</text:p>
          </table:table-cell>
          <table:table-cell table:style-name="ce4" office:value-type="string" calcext:value-type="string">
            <text:p><text:a xlink:href="https://librosa.org/doc/main/generated/librosa.feature.spectral_rolloff.html#librosa.feature.spectral_rolloff" xlink:type="simple">spectral_rolloff(y, sr, ...)</text:a></text:p>
          </table:table-cell>
          <table:table-cell table:style-name="ce6" office:value-type="string" calcext:value-type="string">
            <text:p><text:a xlink:href="https://essentia.upf.edu/reference/std_RollOff.html" xlink:type="simple">RollOff(spectrum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Spectral Flux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<text:a xlink:href="https://essentia.upf.edu/reference/std_Flux.html" xlink:type="simple">Flux(spectrum)</text:a>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3">
            <text:p>Timbral Descriptors</text:p>
          </table:table-cell>
          <table:table-cell table:style-name="ce1" office:value-type="string" calcext:value-type="string">
            <text:p>Log Attack Time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<text:a xlink:href="https://essentia.upf.edu/reference/std_LogAttackTime.html" xlink:type="simple">LogAttackTime(signal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Temporal Centroid</text:p>
          </table:table-cell>
          <table:table-cell table:style-name="ce4" office:value-type="string" calcext:value-type="string">
            <text:p>/easy to do by hand</text:p>
          </table:table-cell>
          <table:table-cell table:style-name="ce6" office:value-type="string" calcext:value-type="string">
            <text:p>~ <text:a xlink:href="https://essentia.upf.edu/reference/std_TCToTotal.html" xlink:type="simple">TCToTotal(envelope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MFCC</text:p>
          </table:table-cell>
          <table:table-cell table:style-name="ce4" office:value-type="string" calcext:value-type="string">
            <text:p><text:a xlink:href="https://librosa.org/doc/main/generated/librosa.feature.mfcc.html#librosa.feature.mfcc" xlink:type="simple">mfcc(y, sr, ...)</text:a></text:p>
          </table:table-cell>
          <table:table-cell table:style-name="ce6" office:value-type="string" calcext:value-type="string">
            <text:p><text:a xlink:href="https://essentia.upf.edu/reference/std_MFCC.html" xlink:type="simple">MFCC(spectrum)</text:a>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ltro</text:p>
          </table:table-cell>
          <table:table-cell table:style-name="ce1" office:value-type="string" calcext:value-type="string">
            <text:p>Altro</text:p>
          </table:table-cell>
          <table:table-cell table:style-name="ce5" office:value-type="string" calcext:value-type="string">
            <text:p><text:a xlink:href="https://librosa.org/doc/main/feature.html" xlink:type="simple">reference</text:a></text:p>
          </table:table-cell>
          <table:table-cell table:style-name="ce6" office:value-type="string" calcext:value-type="string">
            <text:p><text:a xlink:href="https://essentia.upf.edu/algorithms_reference.html" xlink:type="simple">reference</text:a>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<text:a xlink:href="https://essentia.upf.edu/essentia_python_tutorial.html" xlink:type="simple">how to work with pytho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ra roba interessan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towardsdatascience.com/urban-sound-classification-part-1-99137c6335f9" xlink:type="simple">Urban sound classif.1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towardsdatascience.com/urban-sound-classification-part-2-sample-rate-conversion-librosa-ba7bc88f209a" xlink:type="simple">Urban sound classif.2</text:a></text:p>
          </table:table-cell>
          <table:table-cell table:number-columns-repeated="3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1:19:28.080077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0:13:32.056337417</meta:creation-date>
    <dc:date>2021-04-02T11:19:32.124557490</dc:date>
    <meta:editing-duration>PT5M15S</meta:editing-duration>
    <meta:editing-cycles>2</meta:editing-cycles>
    <meta:generator>LibreOffice/6.4.6.2$Linux_X86_64 LibreOffice_project/40$Build-2</meta:generator>
    <meta:document-statistic meta:table-count="1" meta:cell-count="61" meta:object-count="0"/>
  </office:meta>
</office:document-meta>
</file>